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2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2pt solid #000000" style:vertical-align="automatic" fo:wrap-option="wrap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fo:background-color="#FFFF00"/>
      <style:text-properties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fo:background-color="#FFFF00"/>
      <style:text-properties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Excel_32_Built-in_32_Normal" style:data-style-name="N37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D9D9D9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161616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Excel_32_Built-in_32_Normal" style:data-style-name="N36">
      <style:table-cell-properties fo:border="thin solid #000000" style:vertical-align="middle" fo:background-color="#D9D9D9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2" style:family="table-cell" style:parent-style-name="Excel_32_Built-in_32_Normal" style:data-style-name="N37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3" style:family="table-cell" style:parent-style-name="Excel_32_Built-in_32_Normal" style:data-style-name="N37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Excel_32_Built-in_32_Normal" style:data-style-name="N37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161616" fo:font-size="9pt" style:font-size-asian="9pt" style:font-size-complex="9pt"/>
    </style:style>
    <style:style style:name="ce2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161616" fo:font-size="9pt" style:font-size-asian="9pt" style:font-size-complex="9pt"/>
    </style:style>
    <style:style style:name="ce3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161616" fo:font-size="9pt" style:font-size-asian="9pt" style:font-size-complex="9pt"/>
    </style:style>
    <style:style style:name="ce31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middle" fo:background-color="#C6D9F1" style:repeat-content="false"/>
      <style:paragraph-properties fo:text-align="center"/>
      <style:text-properties fo:font-size="9pt" style:font-size-asian="9pt" style:font-size-complex="9pt"/>
    </style:style>
    <style:style style:name="ce32" style:family="table-cell" style:parent-style-name="Excel_32_Built-in_32_Normal" style:data-style-name="N38">
      <style:table-cell-properties fo:border-top="thin solid #000000" fo:border-bottom="2pt solid #000000" fo:border-left="2pt solid #000000" fo:border-right="thin solid #000000" style:vertical-align="middle" fo:background-color="#C6D9F1" style:repeat-content="false"/>
      <style:paragraph-properties fo:text-align="center"/>
      <style:text-properties fo:font-size="9pt" style:font-size-asian="9pt" style:font-size-complex="9pt"/>
    </style:style>
    <style:style style:name="ce33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#D9D9D9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161616" fo:font-size="9pt" style:font-size-asian="9pt" style:font-size-complex="9pt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7" style:family="table-cell" style:parent-style-name="Default" style:data-style-name="N0">
      <style:table-cell-properties fo:border="2pt solid #000000" style:vertical-align="automatic" fo:background-color="#DDEBF7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2pt solid #000000" style:vertical-align="automatic" fo:wrap-option="wrap" fo:background-color="#DDEBF7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/>
    </style:style>
    <style:style style:name="ce41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19.8966666666667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6.82625cm" style:use-optimal-column-width="true"/>
    </style:style>
    <style:style style:name="co7" style:family="table-column">
      <style:table-column-properties fo:break-before="auto" style:column-width="3.46604166666667cm" style:use-optimal-column-width="true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2.64583333333333cm" style:use-optimal-column-width="true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3.30729166666667cm" style:use-optimal-column-width="true"/>
    </style:style>
    <style:style style:name="co14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heet1.$A$9:.$A$15])" table:base-cell-address="4-Bangalore.D5">
          <table:help-message table:display="true"/>
          <table:error-message table:display="true"/>
        </table:content-validation>
        <table:content-validation table:name="val2" table:condition="of:cell-content-is-in-list([Sheet1.$A$3:.$A$7])" table:base-cell-address="4-Bangalore.F5">
          <table:help-message table:display="true"/>
          <table:error-message table:display="true"/>
        </table:content-validation>
        <table:content-validation table:name="val3" table:condition="of:cell-content-is-in-list([Sheet1.$A$17:.$A$127])" table:base-cell-address="4-Bangalore.E5">
          <table:help-message table:display="true"/>
          <table:error-message table:display="true"/>
        </table:content-validation>
        <table:content-validation table:name="val4" table:condition="of:cell-content-is-in-list([Sheet1.$A$17:.$A$128])" table:base-cell-address="4-Bangalore.E6">
          <table:help-message table:display="true"/>
          <table:error-message table:display="true"/>
        </table:content-validation>
      </table:content-validations>
      <table:table table:name="Guideli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Guidelines for filling the skill matrix template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">
            <text:p>Columns</text:p>
          </table:table-cell>
          <table:table-cell office:value-type="string" table:style-name="ce4">
            <text:p>Guideline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Emp No.</text:p>
          </table:table-cell>
          <table:table-cell office:value-type="string" table:style-name="ce6">
            <text:p>Employee id or number of the employee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Emp Name</text:p>
          </table:table-cell>
          <table:table-cell office:value-type="string" table:style-name="ce8">
            <text:p>Full name of the employee as per the company recor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Designation</text:p>
          </table:table-cell>
          <table:table-cell office:value-type="string" table:style-name="ce8">
            <text:p>Designation of the employee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7">
            <text:p>Skill</text:p>
          </table:table-cell>
          <table:table-cell office:value-type="string" table:style-name="ce8">
            <text:p>Choose the skills from drop down box from the "Skill" Column. Choose "Other Skill" if in case there is no skill found in the drop down Box. Employee can create a new row if he/she posses more than two skills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7">
            <text:p>Level</text:p>
          </table:table-cell>
          <table:table-cell office:value-type="string" table:style-name="ce8">
            <text:p>1 <text:s text:c="2"/>Trained <text:s text:c="10"/>- Undergone comprehensive training and certification<text:s/></text:p>
            <text:p>2 <text:s text:c="2"/>Beginner <text:s text:c="7"/>- Basic working knowledge and can manage the work</text:p>
            <text:p>3 <text:s text:c="2"/>Intermediate- Development experience in more than one project</text:p>
            <text:p>4 <text:s text:c="2"/>Advanced <text:s text:c="5"/>- Extensive hands-on experience and huddled advanced/complex scenarios</text:p>
            <text:p>5 <text:s text:c="2"/>Expert <text:s text:c="12"/>- Subject matter export, experienced in handling typical, advanced, complex and very complex scenari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Exp. in Years</text:p>
          </table:table-cell>
          <table:table-cell office:value-type="string" table:style-name="ce10">
            <text:p>Enter the total number experience or the decimal please enter 0.25, 0.5 &amp; 0.75 for 3, 6 and 9 month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">
            <text:p>Note : Do not choose level for the skills fall under "Project Experience" <text:s/>from the skills drop down list</text:p>
          </table:table-cell>
          <table:table-cell table:style-name="ce12"/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4-Bangalore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16373" table:default-cell-style-name="ce1"/>
        <table:table-row table:style-name="ro5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number-columns-spanned="1" table:number-rows-spanned="3" table:style-name="ce37">
            <text:p>Emp No.</text:p>
          </table:table-cell>
          <table:table-cell office:value-type="string" table:number-columns-spanned="1" table:number-rows-spanned="3" table:style-name="ce38">
            <text:p>Emp Name</text:p>
          </table:table-cell>
          <table:table-cell office:value-type="string" table:number-columns-spanned="1" table:number-rows-spanned="3" table:style-name="ce38">
            <text:p>Designation</text:p>
          </table:table-cell>
          <table:table-cell office:value-type="string" table:number-columns-spanned="3" table:number-rows-spanned="1" table:style-name="ce39">
            <text:p>Skills</text:p>
          </table:table-cell>
          <table:covered-table-cell table:number-columns-repeated="2"/>
          <table:table-cell office:value-type="string" table:number-columns-spanned="3" table:number-rows-spanned="1" table:style-name="ce39">
            <text:p>Others Skills</text:p>
          </table:table-cell>
          <table:covered-table-cell table:number-columns-repeated="2"/>
          <table:table-cell office:value-type="string" table:number-columns-spanned="1" table:number-rows-spanned="3" table:style-name="ce39">
            <text:p>Comment</text:p>
          </table:table-cell>
          <table:table-cell table:number-columns-repeated="16373"/>
        </table:table-row>
        <table:table-row table:style-name="ro5">
          <table:table-cell/>
          <table:covered-table-cell/>
          <table:covered-table-cell/>
          <table:covered-table-cell/>
          <table:table-cell office:value-type="string" table:number-columns-spanned="1" table:number-rows-spanned="2" table:style-name="ce39">
            <text:p>Skill</text:p>
          </table:table-cell>
          <table:table-cell office:value-type="string" table:number-columns-spanned="1" table:number-rows-spanned="2" table:style-name="ce39">
            <text:p>Level</text:p>
          </table:table-cell>
          <table:table-cell office:value-type="string" table:number-columns-spanned="1" table:number-rows-spanned="2" table:style-name="ce39">
            <text:p>Exp. In Years</text:p>
          </table:table-cell>
          <table:table-cell office:value-type="string" table:number-columns-spanned="1" table:number-rows-spanned="2" table:style-name="ce39">
            <text:p>Skill</text:p>
          </table:table-cell>
          <table:table-cell office:value-type="string" table:number-columns-spanned="1" table:number-rows-spanned="2" table:style-name="ce39">
            <text:p>Level</text:p>
          </table:table-cell>
          <table:table-cell office:value-type="string" table:number-columns-spanned="1" table:number-rows-spanned="2" table:style-name="ce39">
            <text:p>Exp. In Years</text:p>
          </table:table-cell>
          <table:covered-table-cell/>
          <table:table-cell table:number-columns-repeated="16373"/>
        </table:table-row>
        <table:table-row table:style-name="ro6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/>
          <table:table-cell table:style-name="ce13"/>
          <table:table-cell table:style-name="ce14"/>
          <table:table-cell table:content-validation-name="val1" table:style-name="ce15"/>
          <table:table-cell table:content-validation-name="val3" table:style-name="ce16"/>
          <table:table-cell table:content-validation-name="val2" table:style-name="ce16"/>
          <table:table-cell table:number-columns-repeated="2" table:style-name="ce16"/>
          <table:table-cell table:content-validation-name="val2" table:style-name="ce16"/>
          <table:table-cell table:style-name="ce16"/>
          <table:table-cell table:style-name="ce17"/>
          <table:table-cell table:number-columns-repeated="16373"/>
        </table:table-row>
        <table:table-row table:style-name="ro1">
          <table:table-cell/>
          <table:table-cell table:style-name="ce18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2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3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number-rows-repeated="7" table:style-name="ro1">
          <table:table-cell/>
          <table:table-cell table:style-name="ce13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4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number-rows-repeated="3" table:style-name="ro1">
          <table:table-cell/>
          <table:table-cell table:style-name="ce13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4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5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number-rows-repeated="2" table:style-name="ro1">
          <table:table-cell/>
          <table:table-cell table:style-name="ce26"/>
          <table:table-cell table:style-name="ce19"/>
          <table:table-cell table:content-validation-name="val1"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number-rows-repeated="5" table:style-name="ro1">
          <table:table-cell/>
          <table:table-cell table:style-name="ce26"/>
          <table:table-cell table:style-name="ce19"/>
          <table:table-cell table:content-validation-name="val1" table:style-name="ce27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number-rows-repeated="7" table:style-name="ro1">
          <table:table-cell/>
          <table:table-cell table:style-name="ce26"/>
          <table:table-cell table:style-name="ce19"/>
          <table:table-cell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8"/>
          <table:table-cell table:style-name="ce19"/>
          <table:table-cell table:style-name="ce27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6"/>
          <table:table-cell table:style-name="ce19"/>
          <table:table-cell table:style-name="ce27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6"/>
          <table:table-cell table:style-name="ce19"/>
          <table:table-cell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6"/>
          <table:table-cell table:style-name="ce19"/>
          <table:table-cell table:style-name="ce29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6"/>
          <table:table-cell table:style-name="ce19"/>
          <table:table-cell table:style-name="ce27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1">
          <table:table-cell/>
          <table:table-cell table:style-name="ce28"/>
          <table:table-cell table:style-name="ce19"/>
          <table:table-cell table:style-name="ce30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number-rows-repeated="2" table:style-name="ro1">
          <table:table-cell/>
          <table:table-cell table:style-name="ce28"/>
          <table:table-cell table:style-name="ce19"/>
          <table:table-cell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number-rows-repeated="3" table:style-name="ro1">
          <table:table-cell/>
          <table:table-cell table:style-name="ce31"/>
          <table:table-cell table:style-name="ce19"/>
          <table:table-cell table:style-name="ce15"/>
          <table:table-cell table:content-validation-name="val4" table:style-name="ce20"/>
          <table:table-cell table:content-validation-name="val2" table:style-name="ce20"/>
          <table:table-cell table:number-columns-repeated="2" table:style-name="ce20"/>
          <table:table-cell table:content-validation-name="val2" table:style-name="ce20"/>
          <table:table-cell table:style-name="ce20"/>
          <table:table-cell table:style-name="ce21"/>
          <table:table-cell table:number-columns-repeated="16373"/>
        </table:table-row>
        <table:table-row table:style-name="ro5">
          <table:table-cell/>
          <table:table-cell table:style-name="ce32"/>
          <table:table-cell table:style-name="ce33"/>
          <table:table-cell table:style-name="ce34"/>
          <table:table-cell table:content-validation-name="val4" table:style-name="ce35"/>
          <table:table-cell table:content-validation-name="val2" table:style-name="ce35"/>
          <table:table-cell table:number-columns-repeated="2" table:style-name="ce35"/>
          <table:table-cell table:content-validation-name="val2" table:style-name="ce35"/>
          <table:table-cell table:style-name="ce35"/>
          <table:table-cell table:style-name="ce36"/>
          <table:table-cell table:number-columns-repeated="16373"/>
        </table:table-row>
        <table:table-row table:number-rows-repeated="1048529" table:style-name="ro1">
          <table:table-cell table:number-columns-repeated="16384"/>
        </table:table-row>
      </table:table>
      <table:table table:name="Sheet1" table:style-name="ta2">
        <table:table-column table:style-name="co14" table:default-cell-style-name="ce1"/>
        <table:table-column table:style-name="co1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0">
            <text:p>1 <text:s text:c="2"/>Trained</text:p>
          </table:table-cell>
          <table:table-cell table:style-name="ce1"/>
          <table:table-cell office:value-type="string" table:style-name="ce1">
            <text:p>Undergone comprehensive training and certification<text:s/>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2 <text:s text:c="2"/>Beginner</text:p>
          </table:table-cell>
          <table:table-cell table:style-name="ce1"/>
          <table:table-cell office:value-type="string" table:style-name="ce1">
            <text:p>Basic working knowledge and can manage the work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3 <text:s text:c="2"/>Intermediate</text:p>
          </table:table-cell>
          <table:table-cell table:style-name="ce1"/>
          <table:table-cell office:value-type="string" table:style-name="ce1">
            <text:p>Development experience in more than one project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4 <text:s text:c="2"/>Advanced</text:p>
          </table:table-cell>
          <table:table-cell table:style-name="ce1"/>
          <table:table-cell office:value-type="string" table:style-name="ce1">
            <text:p>Extensive hands-on experience and huddled advanced/complex scenarios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5 <text:s text:c="2"/>Expert<text:s/></text:p>
          </table:table-cell>
          <table:table-cell table:style-name="ce1"/>
          <table:table-cell office:value-type="string" table:style-name="ce1">
            <text:p>Subject matter export, experienced in handling typical, advanced, complex and very complex scenario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0">
            <text:p>Analy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0">
            <text:p>Sr. Analy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0">
            <text:p>Consulta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0">
            <text:p>Sr.Consulta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0">
            <text:p>Managing Consulta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0">
            <text:p>Direct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0">
            <text:p>Sr. Direct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41">
            <text:p>Business Analysis Skills -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Requirement Gathering &amp; Elicitation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Requirement Analysis &amp; Documentation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Requirement Planning &amp; Management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Use Case Analysi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Data Analysi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Data Mapping 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Testing Framework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Development Framework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Data Modelling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Data Architect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Presentation</text:p>
          </table:table-cell>
          <table:table-cell table:number-columns-repeated="16383"/>
        </table:table-row>
        <table:table-row table:style-name="ro5">
          <table:table-cell table:style-name="ce42"/>
          <table:table-cell table:number-columns-repeated="16383"/>
        </table:table-row>
        <table:table-row table:style-name="ro5">
          <table:table-cell office:value-type="string" table:style-name="ce41">
            <text:p>Analytics/BI Tools and Technologies -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SSR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MicroStrategy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Cogno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Tableau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QlikView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SSA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OBIE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R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Python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B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41">
            <text:p>DW Tools and Technologies -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GD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Co-Operating System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EM&gt;E TR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Metadata Hub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Conduct&gt;It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DQ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Express IT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Control&gt;Centr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continuous graph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Template Development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Administration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DataStag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Quality Stag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Informatica<text:s/>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Informatica IDQ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Talend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Pentaho <text:s/>PDI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Pentaho PRD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SSI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BOD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41">
            <text:p>BigData Tools and Technologies -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PIG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Hiv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Hbas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Sqoop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Hadoop Map Reduc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mazon Redshift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Storm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Spark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HDF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Microsoft Azur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Casandra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Solr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Mahout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Flum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kafka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Kibana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mbari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Oozi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pache ZooKeeper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Hotonwork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Hadoop Administration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b Initio on Hadoop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Clouder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41">
            <text:p>Project Experience -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gil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Scrum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Waterfall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Price 2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Lean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Kanaban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Onsite<text:s/>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Offshor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41">
            <text:p>Industry -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Telecom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Banking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Financ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Healthcar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Hi-Tech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Retail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Network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Transport, Traffic and Travel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Hospitality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Pharmaceuticals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Capital Marke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41">
            <text:p>Data Governance -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Collibra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IBM Infospher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SAS Data governance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Informatica MDM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Adaptive Metadata Manager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Data3Six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41">
            <text:p>Data Base &amp; Operating System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Oacle 9i/10/11i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Teradata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Netezza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PL/SQL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SQL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Unix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Linux</text:p>
          </table:table-cell>
          <table:table-cell table:number-columns-repeated="16383"/>
        </table:table-row>
        <table:table-row table:style-name="ro5">
          <table:table-cell office:value-type="string" table:style-name="ce42">
            <text:p>&gt;&gt; Windows</text:p>
          </table:table-cell>
          <table:table-cell table:number-columns-repeated="16383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number-style style:name="N37">
      <number:text>EE </number:text>
      <number:number number:decimal-places="0" number:min-integer-digits="4"/>
    </number:number-style>
    <number:date-style style:name="N38P0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38">
      <number:text-content/>
      <style:map style:condition="value()&gt;=0" style:apply-style-name="N38P0"/>
    </number:text-style>
    <style:style style:name="Excel_32_Built-in_32_Normal" style:display-name="Excel Built-in Normal" style:family="table-cell" style:data-style-name="N36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Ramesh Kulkarni</meta:initial-creator>
    <dc:creator>Ramesh Kulkarni</dc:creator>
    <meta:creation-date>2017-08-09T08:34:07Z</meta:creation-date>
    <dc:date>2017-11-14T13:55:39Z</dc:date>
  </office:meta>
</office:document-meta>
</file>